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68101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68101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8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9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40" style:family="paragraph" style:parent-style-name="Table_20_Heading">
      <style:text-properties style:font-name="Liberation Serif" fo:font-size="15pt" style:font-size-asian="15pt" style:font-size-complex="15pt"/>
    </style:style>
    <style:style style:name="P41" style:family="paragraph" style:parent-style-name="Table_20_Contents">
      <style:text-properties style:font-name="Liberation Serif" fo:font-size="15pt" style:font-size-asian="15pt" style:font-size-complex="15pt"/>
    </style:style>
    <style:style style:name="P42" style:family="paragraph" style:parent-style-name="Table_20_Contents">
      <style:text-properties officeooo:paragraph-rsid="000ab53b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4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4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4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29f67" style:font-size-asian="15pt" style:font-weight-asian="bold" style:font-size-complex="15pt" style:font-weight-complex="bold"/>
    </style:style>
    <style:style style:name="P5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0ab53b" officeooo:paragraph-rsid="0040a9d7" style:font-size-asian="15pt" style:font-weight-asian="normal" style:font-size-complex="15pt" style:font-weight-complex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54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3cd1c5" officeooo:paragraph-rsid="000695b6" style:text-blinking="false" fo:background-color="transparent" style:font-size-asian="15pt" style:font-weight-asian="normal" style:font-size-complex="15pt" style:font-weight-complex="normal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1516c" style:text-blinking="false" fo:background-color="transparent" style:font-size-asian="15pt" style:font-weight-asian="normal" style:font-size-complex="15pt" style:font-weight-complex="normal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1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62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6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4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65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66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67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68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69" style:family="paragraph" style:parent-style-name="Text_20_body">
      <style:text-properties style:font-name="Liberation Serif" fo:font-size="15pt" fo:font-weight="normal" officeooo:rsid="0040a9d7" officeooo:paragraph-rsid="0040a9d7" style:font-size-asian="15pt" style:font-size-complex="15pt"/>
    </style:style>
    <style:style style:name="P70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84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87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88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89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0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93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516c" style:text-blinking="false" fo:background-color="transparent" style:font-size-asian="15pt" style:font-weight-asian="bold" style:font-size-complex="15pt" style:font-weight-complex="bold"/>
    </style:style>
    <style:style style:name="P96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97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98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officeooo:rsid="00368101" style:font-weight-asian="normal" style:font-weight-complex="normal"/>
    </style:style>
    <style:style style:name="T7" style:family="text">
      <style:text-properties officeooo:rsid="00368101"/>
    </style:style>
    <style:style style:name="T8" style:family="text">
      <style:text-properties fo:color="#bf0041" loext:opacity="100%" fo:font-weight="bold" officeooo:rsid="0039b6cd" style:font-weight-asian="bold" style:font-weight-complex="bold"/>
    </style:style>
    <style:style style:name="T9" style:family="text">
      <style:text-properties fo:font-weight="bold" officeooo:rsid="0039b6cd" style:font-weight-asian="bold" style:font-weight-complex="bold"/>
    </style:style>
    <style:style style:name="T10" style:family="text">
      <style:text-properties officeooo:rsid="002028a8"/>
    </style:style>
    <style:style style:name="T11" style:family="text">
      <style:text-properties fo:color="#bf0041" loext:opacity="100%" officeooo:rsid="001e7c1b"/>
    </style:style>
    <style:style style:name="T12" style:family="text">
      <style:text-properties officeooo:rsid="001770d1"/>
    </style:style>
    <style:style style:name="T13" style:family="text">
      <style:text-properties fo:font-weight="normal" officeooo:rsid="001770d1" style:font-weight-asian="normal" style:font-weight-complex="normal"/>
    </style:style>
    <style:style style:name="T14" style:family="text">
      <style:text-properties fo:font-weight="normal" officeooo:rsid="001e8add" style:font-weight-asian="normal" style:font-weight-complex="normal"/>
    </style:style>
    <style:style style:name="T15" style:family="text">
      <style:text-properties fo:font-weight="normal" officeooo:rsid="0020fcba" style:font-weight-asian="normal" style:font-weight-complex="normal"/>
    </style:style>
    <style:style style:name="T16" style:family="text">
      <style:text-properties officeooo:rsid="0023026e"/>
    </style:style>
    <style:style style:name="T17" style:family="text">
      <style:text-properties fo:font-variant="normal" fo:text-transform="none" fo:color="#00a933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" style:family="text">
      <style:text-properties officeooo:rsid="001e7c1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25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27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29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31" style:family="text">
      <style:text-properties fo:color="#bf0041" loext:opacity="100%" fo:font-weight="bold" officeooo:rsid="001770d1" style:font-weight-asian="bold" style:font-weight-complex="bold"/>
    </style:style>
    <style:style style:name="T32" style:family="text">
      <style:text-properties fo:color="#000000" loext:opacity="100%"/>
    </style:style>
    <style:style style:name="T3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34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8" style:family="text">
      <style:text-properties fo:color="#000000" loext:opacity="100%" fo:font-weight="bold" officeooo:rsid="000496ee" style:font-weight-asian="bold" style:font-weight-complex="bold"/>
    </style:style>
    <style:style style:name="T39" style:family="text">
      <style:text-properties fo:color="#bf0041" loext:opacity="100%" fo:font-weight="bold" style:font-weight-asian="bold" style:font-weight-complex="bold"/>
    </style:style>
    <style:style style:name="T40" style:family="text">
      <style:text-properties fo:color="#000000" loext:opacity="100%" fo:font-weight="normal" officeooo:rsid="00272474" style:font-weight-asian="normal" style:font-weight-complex="normal"/>
    </style:style>
    <style:style style:name="T41" style:family="text">
      <style:text-properties fo:color="#bf0041" loext:opacity="100%" fo:font-weight="bold" officeooo:rsid="00277777" style:font-weight-asian="bold" style:font-weight-complex="bold"/>
    </style:style>
    <style:style style:name="T42" style:family="text">
      <style:text-properties fo:color="#000000" loext:opacity="100%" fo:font-weight="normal" officeooo:rsid="00277777" style:font-weight-asian="normal" style:font-weight-complex="normal"/>
    </style:style>
    <style:style style:name="T43" style:family="text">
      <style:text-properties fo:color="#000000" loext:opacity="100%" fo:font-weight="normal" officeooo:rsid="0040544a" style:font-weight-asian="normal" style:font-weight-complex="normal"/>
    </style:style>
    <style:style style:name="T44" style:family="text">
      <style:text-properties officeooo:rsid="003ecd26"/>
    </style:style>
    <style:style style:name="T45" style:family="text">
      <style:text-properties officeooo:rsid="00277777"/>
    </style:style>
    <style:style style:name="T46" style:family="text">
      <style:text-properties fo:color="#bf0041" loext:opacity="100%" fo:font-weight="bold" officeooo:rsid="003ecd26" style:font-weight-asian="bold" style:font-weight-complex="bold"/>
    </style:style>
    <style:style style:name="T47" style:family="text">
      <style:text-properties fo:color="#bf0041" loext:opacity="100%" fo:font-weight="bold" officeooo:rsid="000496ee" style:font-weight-asian="bold" style:font-weight-complex="bold"/>
    </style:style>
    <style:style style:name="T48" style:family="text">
      <style:text-properties officeooo:rsid="000496ee"/>
    </style:style>
    <style:style style:name="T49" style:family="text">
      <style:text-properties fo:color="#bf0041" loext:opacity="100%" officeooo:rsid="000496ee"/>
    </style:style>
    <style:style style:name="T50" style:family="text">
      <style:text-properties fo:color="#bf0041" loext:opacity="100%" officeooo:rsid="00272474"/>
    </style:style>
    <style:style style:name="T51" style:family="text">
      <style:text-properties fo:font-weight="normal" officeooo:rsid="00277777" style:font-weight-asian="normal" style:font-weight-complex="normal"/>
    </style:style>
    <style:style style:name="T52" style:family="text">
      <style:text-properties fo:color="#bf0041" loext:opacity="100%" officeooo:rsid="003ecd26"/>
    </style:style>
    <style:style style:name="T53" style:family="text">
      <style:text-properties fo:font-weight="normal" officeooo:rsid="002e9753" style:font-weight-asian="normal" style:font-weight-complex="normal"/>
    </style:style>
    <style:style style:name="T54" style:family="text">
      <style:text-properties fo:color="#ff0000" loext:opacity="100%" fo:font-weight="normal" officeooo:rsid="00277777" style:font-weight-asian="normal" style:font-weight-complex="normal"/>
    </style:style>
    <style:style style:name="T55" style:family="text">
      <style:text-properties fo:font-weight="normal" officeooo:rsid="00272474" style:font-weight-asian="normal" style:font-weight-complex="normal"/>
    </style:style>
    <style:style style:name="T56" style:family="text">
      <style:text-properties officeooo:rsid="00272474"/>
    </style:style>
    <style:style style:name="T57" style:family="text">
      <style:text-properties fo:color="#bf0041" loext:opacity="100%"/>
    </style:style>
    <style:style style:name="T58" style:family="text">
      <style:text-properties fo:color="#bf0041" loext:opacity="100%" officeooo:rsid="003db062"/>
    </style:style>
    <style:style style:name="T5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1" style:family="text">
      <style:text-properties fo:font-weight="normal" officeooo:rsid="003aaf12" style:font-weight-asian="normal" style:font-weight-complex="normal"/>
    </style:style>
    <style:style style:name="T62" style:family="text">
      <style:text-properties fo:color="#bf0041" loext:opacity="100%" officeooo:rsid="003aaf12"/>
    </style:style>
    <style:style style:name="T63" style:family="text">
      <style:text-properties fo:color="#bf0041" loext:opacity="100%" officeooo:rsid="00277777"/>
    </style:style>
    <style:style style:name="T64" style:family="text">
      <style:text-properties fo:font-weight="normal" officeooo:rsid="000c5d59" style:font-weight-asian="normal" style:font-weight-complex="normal"/>
    </style:style>
    <style:style style:name="T65" style:family="text">
      <style:text-properties officeooo:rsid="000c5d59"/>
    </style:style>
    <style:style style:name="T66" style:family="text">
      <style:text-properties fo:color="#bf0041" loext:opacity="100%" officeooo:rsid="000c5d59"/>
    </style:style>
    <style:style style:name="T67" style:family="text">
      <style:text-properties style:font-name="Liberation Serif" fo:font-size="15pt" style:font-size-asian="15pt" style:font-size-complex="15pt"/>
    </style:style>
    <style:style style:name="T68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9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7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7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72" style:family="text">
      <style:text-properties fo:color="#bf0041" loext:opacity="100%" style:font-name="Liberation Serif" fo:font-size="15pt" style:font-size-asian="15pt" style:font-size-complex="15pt"/>
    </style:style>
    <style:style style:name="T73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4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7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8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9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81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82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3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85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6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88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89" style:family="text">
      <style:text-properties fo:font-weight="normal" officeooo:rsid="0001f2b4" style:font-weight-asian="normal" style:font-weight-complex="normal"/>
    </style:style>
    <style:style style:name="T90" style:family="text">
      <style:text-properties fo:font-weight="normal" officeooo:rsid="001b9b4f" style:font-weight-asian="normal" style:font-weight-complex="normal"/>
    </style:style>
    <style:style style:name="T91" style:family="text">
      <style:text-properties officeooo:rsid="001b9b4f"/>
    </style:style>
    <style:style style:name="T92" style:family="text">
      <style:text-properties fo:font-weight="normal" officeooo:rsid="00256fbe" style:font-weight-asian="normal" style:font-weight-complex="normal"/>
    </style:style>
    <style:style style:name="T93" style:family="text">
      <style:text-properties fo:color="#000000" loext:opacity="100%" officeooo:rsid="000496ee" style:font-weight-asian="bold" style:font-weight-complex="bold"/>
    </style:style>
    <style:style style:name="T94" style:family="text">
      <style:text-properties officeooo:rsid="00256fbe"/>
    </style:style>
    <style:style style:name="T95" style:family="text">
      <style:text-properties fo:font-weight="normal"/>
    </style:style>
    <style:style style:name="T96" style:family="text">
      <style:text-properties fo:font-weight="normal" officeooo:rsid="00256fbe"/>
    </style:style>
    <style:style style:name="T97" style:family="text">
      <style:text-properties fo:color="#ff0000" loext:opacity="100%"/>
    </style:style>
    <style:style style:name="T98" style:family="text">
      <style:text-properties fo:font-weight="normal" officeooo:rsid="003c9902" style:font-weight-asian="normal" style:font-weight-complex="normal"/>
    </style:style>
    <style:style style:name="T99" style:family="text">
      <style:text-properties fo:color="#ff0000" loext:opacity="100%" officeooo:rsid="000496ee"/>
    </style:style>
    <style:style style:name="T100" style:family="text">
      <style:text-properties fo:font-weight="normal" officeooo:rsid="003cd1c5" style:font-weight-asian="normal" style:font-weight-complex="normal"/>
    </style:style>
    <style:style style:name="T101" style:family="text">
      <style:text-properties fo:color="#ff0000" loext:opacity="100%" officeooo:rsid="000695b6"/>
    </style:style>
    <style:style style:name="T102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04" style:family="text">
      <style:text-properties fo:color="#000000" loext:opacity="100%" fo:font-weight="normal" style:font-weight-asian="normal" style:font-weight-complex="normal"/>
    </style:style>
    <style:style style:name="T105" style:family="text">
      <style:text-properties fo:font-weight="normal" officeooo:rsid="000496ee"/>
    </style:style>
    <style:style style:name="T106" style:family="text">
      <style:text-properties officeooo:rsid="0007906c"/>
    </style:style>
    <style:style style:name="T107" style:family="text">
      <style:text-properties fo:color="#ff0000" loext:opacity="100%" officeooo:rsid="0007906c" style:font-weight-asian="bold" style:font-weight-complex="bold"/>
    </style:style>
    <style:style style:name="T108" style:family="text">
      <style:text-properties fo:color="#000000" loext:opacity="100%" officeooo:rsid="0007906c" style:font-weight-asian="bold" style:font-weight-complex="bold"/>
    </style:style>
    <style:style style:name="T109" style:family="text">
      <style:text-properties officeooo:rsid="000496ee" style:font-weight-asian="bold" style:font-weight-complex="bold"/>
    </style:style>
    <style:style style:name="T1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12" style:family="text">
      <style:text-properties officeooo:rsid="0009e25c"/>
    </style:style>
    <style:style style:name="T113" style:family="text">
      <style:text-properties fo:color="#000000" loext:opacity="100%" officeooo:rsid="000f79a3"/>
    </style:style>
    <style:style style:name="T114" style:family="text">
      <style:text-properties officeooo:rsid="000f79a3"/>
    </style:style>
    <style:style style:name="T11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1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1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20" style:family="text">
      <style:text-properties fo:color="#000000" loext:opacity="100%" officeooo:rsid="001466bd"/>
    </style:style>
    <style:style style:name="T1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22" style:family="text">
      <style:text-properties fo:font-weight="bold"/>
    </style:style>
    <style:style style:name="T123" style:family="text">
      <style:text-properties style:font-name="Liberation Serif"/>
    </style:style>
    <style:style style:name="T12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5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12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7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128" style:family="text">
      <style:text-properties officeooo:rsid="001466b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(</text:span>too long; didn’t read<text:span text:style-name="T7">)</text:span></text:p>
      <text:p text:style-name="P5"><text:span text:style-name="T2">$ </text:span><text:span text:style-name="T8">tldr</text:span><text:span text:style-name="T9"> </text:span><text:span text:style-name="T8">man</text:span><text:span text:style-name="T4"> </text:span></text:p>
      <text:p text:style-name="P6">___________________________________________________________________________________________<text:span text:style-name="T10">__________________</text:span></text:p>
      <text:p text:style-name="P7">$ <text:span text:style-name="T11">lsblk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 <text:s text:c="25"/>(List </text:span><text:span text:style-name="T14">Block </text:span><text:span text:style-name="Strong_20_Emphasis"><text:span text:style-name="T15">)</text:span></text:span></text:p>
      <text:p text:style-name="P8"><text:tab/><text:tab/><text:tab/><text:tab/><text:tab/><text:tab/><text:tab/><text:tab/><text:tab/><text:tab/><text:tab/><text:tab/><text:tab/><text:tab/><text:tab/><text:tab/><text:tab/><text:tab/>( <text:span text:style-name="T16">or </text:span><text:span text:style-name="Strong_20_Emphasis"><text:span text:style-name="T14">View all storage devices</text:span></text:span>)</text:p>
      <text:p text:style-name="P9"><text:span text:style-name="Strong_20_Emphasis"><text:span text:style-name="T17">_______________</text:span></text:span><text:span text:style-name="Strong_20_Emphasis"><text:span text:style-name="T18"> </text:span></text:span><text:span text:style-name="Strong_20_Emphasis"><text:span text:style-name="T19">Unicode </text:span></text:span><text:span text:style-name="Strong_20_Emphasis"><text:span text:style-name="T17">__________________________</text:span></text:span><text:span text:style-name="Strong_20_Emphasis"><text:span text:style-name="T18"> vs </text:span></text:span><text:span text:style-name="Strong_20_Emphasis"><text:span text:style-name="T17">_____________________</text:span></text:span><text:span text:style-name="Strong_20_Emphasis"><text:span text:style-name="T19"> </text:span></text:span><text:span text:style-name="Strong_20_Emphasis"><text:span text:style-name="T18">ASCII</text:span></text:span><text:span text:style-name="Strong_20_Emphasis"><text:span text:style-name="T19"> <text:s text:c="3"/></text:span></text:span><text:span text:style-name="Strong_20_Emphasis"><text:span text:style-name="T17">_____________________________</text:span></text:span><text:span text:style-name="Strong_20_Emphasis"><text:span text:style-name="T19"> <text:s text:c="2"/></text:span></text:span></text:p>
      <text:p text:style-name="P10"><text:span text:style-name="T2">Unicode</text:span> <text:span text:style-name="T20">=</text:span> all characters from all languages + symbols + emojis <text:s text:c="4"/><text:tab/><text:tab/><text:tab/><text:span text:style-name="T2">ASCII</text:span> = <text:span text:style-name="Strong_20_Emphasis"><text:span text:style-name="T21">plain English keyboard characters only</text:span></text:span><text:span text:style-name="Strong_20_Emphasis"> </text:span></text:p>
      <text:p text:style-name="P11"><text:span text:style-name="Strong_20_Emphasis"><text:span text:style-name="T14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10">ह 你 ச আ <text:span text:style-name="T20"><text:s/>محبت A a Z z </text:span>✓ ✔ ✘ ✨ ★ → ← ↑ │ ─ ┼ 😊 😎 ❤️ <text:tab/><text:tab/><text:tab/>A a<text:span text:style-name="T20"> z</text:span> <text:span text:style-name="T20">Z </text:span>0 1 <text:span text:style-name="T20">9 </text:span>! @ # $ % ^ &amp; *- _ + = / ? .</text:p>
      <text:p text:style-name="P12"><text:span text:style-name="T21">Whereas </text:span><text:span text:style-name="T22">ASCII</text:span><text:span text:style-name="T21"> is limited to </text:span><text:span text:style-name="Strong_20_Emphasis"><text:span text:style-name="T21">127 basic English characters</text:span></text:span><text:span text:style-name="T21"> <text:tab/><text:tab/><text:tab/><text:tab/><text:tab/></text:span><text:span text:style-name="T23">Unicode</text:span><text:span text:style-name="T21"> has </text:span><text:span text:style-name="Strong_20_Emphasis"><text:span text:style-name="T21">over 140,000 characters</text:span></text:span></text:p>
      <text:p text:style-name="P12"><text:span text:style-name="Strong_20_Emphasis"><text:span text:style-name="T21"/></text:span></text:p>
      <text:p text:style-name="P13"><text:span text:style-name="Strong_20_Emphasis"><text:span text:style-name="T24"><text:tab/><text:tab/><text:tab/><text:tab/><text:tab/><text:tab/><text:tab/><text:tab/><text:tab/><text:tab/>ASCII</text:span></text:span><text:span text:style-name="Strong_20_Emphasis"><text:span text:style-name="T25"> </text:span></text:span><text:span text:style-name="Strong_20_Emphasis"><text:span text:style-name="T26">⊂ <text:s/></text:span></text:span><text:span text:style-name="Strong_20_Emphasis"><text:span text:style-name="T27">Unicode</text:span></text:span></text:p>
      <text:p text:style-name="P14"><text:span text:style-name="Strong_20_Emphasis"><text:span text:style-name="T28"><text:tab/><text:tab/><text:tab/><text:tab/>ASCII is used because it is 100% safe, compatible, small, fast, and works everywhere.</text:span></text:span></text:p>
      <text:p text:style-name="P15"><text:span text:style-name="Strong_20_Emphasis"><text:span text:style-name="T29">Examples</text:span></text:span></text:p>
      <text:p text:style-name="P16"><text:span text:style-name="Source_20_Text"><text:span text:style-name="T30">$ </text:span></text:span><text:span text:style-name="Source_20_Text"><text:span text:style-name="T31">lsblk<text:tab/><text:tab/><text:tab/><text:tab/><text:tab/><text:tab/><text:tab/><text:tab/><text:tab/><text:tab/><text:tab/><text:tab/><text:tab/></text:span></text:span><text:span text:style-name="Source_20_Text"><text:span text:style-name="T30">$ </text:span></text:span><text:span text:style-name="Source_20_Text"><text:span text:style-name="T31">lsblk --ascii</text:span></text:span></text:p>
      <text:p text:style-name="P17"><text:span text:style-name="T21">Uses </text:span><text:span text:style-name="Strong_20_Emphasis"><text:span text:style-name="T21">Unicode</text:span></text:span><text:span text:style-name="T21"> characters for pretty tree:</text:span><text:tab/><text:tab/><text:tab/><text:tab/><text:tab/><text:tab/><text:tab/><text:tab/><text:span text:style-name="T32">Uses </text:span><text:span text:style-name="Strong_20_Emphasis"><text:span text:style-name="T32">ASCII</text:span></text:span><text:span text:style-name="T32"> (simple characters):</text:span></text:p>
      <text:p text:style-name="P18"><text:span text:style-name="Source_20_Text">├─sda1<text:tab/><text:tab/><text:tab/><text:tab/><text:tab/><text:tab/><text:tab/><text:tab/><text:tab/><text:tab/><text:tab/><text:tab/><text:tab/>|-sda1</text:span></text:p>
      <text:p text:style-name="P19"><text:span text:style-name="Source_20_Text"><text:span text:style-name="T21">└─sda2<text:tab/><text:tab/><text:tab/><text:tab/><text:tab/><text:tab/><text:tab/><text:tab/><text:tab/><text:tab/><text:tab/><text:tab/><text:tab/>`-sda2</text:span></text:span></text:p>
      <text:p text:style-name="P20">___________________________________________________________________________________________<text:span text:style-name="T10">__________________</text:span></text:p>
      <text:p text:style-name="P21"><text:span text:style-name="T33">$ </text:span><text:span text:style-name="T34">cd</text:span><text:span text:style-name="T35"><text:tab/><text:tab/><text:tab/><text:tab/><text:tab/><text:tab/><text:tab/></text:span><text:span text:style-name="T36"><text:tab/><text:tab/> <text:s/><text:tab/><text:tab/> <text:s text:c="9"/><text:tab/> <text:s/><text:tab/><text:tab/><text:tab/><text:tab/><text:tab/><text:tab/>(change directory)</text:span></text:p>
      <text:p text:style-name="P21"><text:span text:style-name="T33">$ </text:span><text:span text:style-name="T34">cd /</text:span><text:tab/><text:tab/><text:tab/><text:tab/><text:span text:style-name="T21"><text:tab/><text:tab/> <text:s/><text:tab/><text:tab/> <text:s text:c="9"/><text:tab/><text:tab/> <text:s/><text:tab/> <text:s text:c="9"/><text:tab/><text:tab/><text:tab/><text:tab/><text:tab/>(Go to the root directory)</text:span></text:p>
      <text:p text:style-name="P21"><text:span text:style-name="T33">$ </text:span><text:span text:style-name="T34">cd -</text:span><text:span text:style-name="T35"><text:tab/><text:tab/><text:tab/><text:tab/><text:tab/><text:tab/><text:tab/></text:span><text:span text:style-name="T36"><text:tab/><text:tab/> <text:s/><text:tab/><text:tab/> <text:s text:c="17"/><text:tab/><text:tab/><text:tab/> <text:s text:c="5"/>(Go to the previously chosen directory)</text:span></text:p>
      <text:p text:style-name="P2">___________________________________________________________________________________________<text:span text:style-name="T10">__________________</text:span></text:p>
      <text:p text:style-name="P22"><text:span text:style-name="T33">$</text:span><text:span text:style-name="T37"> </text:span><text:span text:style-name="T34">ls</text:span></text:p>
      <text:p text:style-name="P23"><text:span text:style-name="T38">$</text:span> <text:span text:style-name="T39">ls -1</text:span><text:tab/><text:tab/><text:tab/><text:tab/><text:tab/><text:tab/><text:tab/><text:tab/><text:tab/><text:tab/><text:tab/><text:tab/><text:tab/><text:tab/><text:tab/><text:tab/><text:tab/> <text:s text:c="2"/><text:span text:style-name="T40">(List files one per line)</text:span></text:p>
      <text:p text:style-name="P24"><text:span text:style-name="T38">$</text:span> <text:span text:style-name="T39">ls -</text:span><text:span text:style-name="T41">a<text:tab/><text:tab/><text:tab/></text:span><text:span text:style-name="T42">&amp; <text:tab/></text:span><text:span text:style-name="T38">$</text:span> <text:span text:style-name="T39">ls --</text:span><text:span text:style-name="T41">all</text:span><text:tab/><text:tab/><text:tab/><text:tab/><text:tab/><text:tab/><text:tab/><text:tab/><text:tab/><text:tab/><text:tab/> <text:s text:c="3"/><text:span text:style-name="T40">(List all files </text:span><text:span text:style-name="T42">+</text:span><text:span text:style-name="T40"> hidden files)</text:span></text:p>
      <text:p text:style-name="P25"><text:s text:c="5"/><text:tab/></text:p>
      <text:p text:style-name="P26"><text:span text:style-name="T43">O</text:span><text:span text:style-name="T42">ptions/</text:span><text:span text:style-name="T43">Flag</text:span><text:span text:style-name="T42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27">-h <text:tab/>=<text:tab/>--human-readable <text:s/></text:p>
      <text:p text:style-name="P27">-r <text:tab/>=<text:tab/>--reverse</text:p>
      <text:p text:style-name="P27">-<text:span text:style-name="T44">R<text:tab/>=<text:tab/>--recursive</text:span></text:p>
      <text:p text:style-name="P28">-ls <text:tab/>= <text:tab/>-l -s <text:s text:c="30"/><text:span text:style-name="T44">************</text:span></text:p>
      <text:p text:style-name="P28">-<text:span text:style-name="T44">a<text:tab/>=<text:tab/>--</text:span><text:span text:style-name="T45">all</text:span></text:p>
      <text:p text:style-name="P29"/>
      <text:p text:style-name="P27">-l <text:s/>→ long listing</text:p>
      <text:p text:style-name="P27">-s <text:s/>→ show block size</text:p>
      <text:p text:style-name="P30"/>
      <text:p text:style-name="P31"><text:span text:style-name="T38">$</text:span> <text:span text:style-name="T39">ls -a -</text:span><text:span text:style-name="T46">1</text:span><text:span text:style-name="T39"><text:tab/><text:tab/><text:tab/></text:span><text:span text:style-name="T42">&amp; <text:tab/></text:span><text:span text:style-name="T38">$ </text:span><text:span text:style-name="T47">ls –</text:span><text:span text:style-name="T46">1a</text:span><text:span text:style-name="T39"><text:tab/><text:tab/><text:tab/><text:tab/><text:tab/><text:tab/><text:tab/><text:tab/><text:tab/></text:span><text:span text:style-name="T40">(List all files </text:span><text:span text:style-name="T42">+</text:span><text:span text:style-name="T40"> hidden files </text:span><text:span text:style-name="T42">+ </text:span><text:span text:style-name="T40">one per line)</text:span></text:p>
      <text:p text:style-name="P32"><text:span text:style-name="T48">$ </text:span><text:span text:style-name="T49">ls -</text:span><text:span text:style-name="T50">ls</text:span><text:span text:style-name="T49"> --recursive</text:span><text:span text:style-name="T48"><text:tab/></text:span><text:span text:style-name="T51">&amp; <text:tab/></text:span><text:span text:style-name="T48">$ </text:span><text:span text:style-name="T49">ls –</text:span><text:span text:style-name="T52">ls -R</text:span><text:span text:style-name="T48"><text:tab/><text:tab/><text:tab/> <text:s text:c="2"/></text:span><text:span text:style-name="T53">(</text:span><text:span text:style-name="T54">*****</text:span><text:span text:style-name="T55">List files in </text:span><text:span text:style-name="T51">L</text:span><text:span text:style-name="T55">ong format, sorted by </text:span><text:span text:style-name="T51">S</text:span><text:span text:style-name="T55">ize (descending) </text:span><text:span text:style-name="T51">+ </text:span><text:span text:style-name="T56">recursively</text:span><text:span text:style-name="T55">)</text:span></text:p>
      <text:p text:style-name="P32"><text:span text:style-name="T48">$ </text:span><text:span text:style-name="T49">ls -</text:span><text:span text:style-name="T57">ls</text:span><text:span text:style-name="T49"> <text:s text:c="2"/><text:tab/><text:tab/><text:tab/></text:span><text:span text:style-name="T51">&amp;</text:span><text:span text:style-name="T52"><text:tab/></text:span><text:span text:style-name="T48">$ </text:span><text:span text:style-name="T49">ls –</text:span><text:span text:style-name="T52">sl<text:tab/><text:tab/></text:span><text:span text:style-name="T51">&amp;</text:span><text:span text:style-name="T52"><text:tab/></text:span><text:span text:style-name="T48">$ </text:span><text:span text:style-name="T49">ls –</text:span><text:span text:style-name="T52">l -s</text:span></text:p>
      <text:p text:style-name="P33">$<text:span text:style-name="T57"> ls -</text:span><text:span text:style-name="T58">ls –human-readable</text:span></text:p>
      <text:p text:style-name="P33"><text:span text:style-name="T48">$</text:span><text:span text:style-name="T49"> ls -</text:span><text:span text:style-name="T57">ls <text:s/>-</text:span><text:span text:style-name="T58">r <text:s text:c="2"/></text:span></text:p>
      <text:p text:style-name="P2">___________________________________________________________________________________________<text:span text:style-name="T10">__________________</text:span></text:p>
      <text:p text:style-name="P22"><text:span text:style-name="T33">$</text:span><text:span text:style-name="T37"> </text:span><text:span text:style-name="T34">pwd</text:span><text:span text:style-name="T19"><text:tab/><text:tab/><text:tab/><text:tab/><text:tab/><text:tab/> <text:s/></text:span><text:span text:style-name="T35"><text:tab/><text:tab/><text:tab/><text:tab/><text:tab/> <text:tab/><text:tab/><text:tab/><text:tab/><text:tab/><text:tab/></text:span><text:span text:style-name="T19"> </text:span><text:span text:style-name="T36">(</text:span><text:span text:style-name="T59">P</text:span><text:span text:style-name="T60">rint working directory</text:span><text:span text:style-name="T36">)</text:span><text:span text:style-name="T60"><text:tab/><text:tab/></text:span></text:p>
      <text:p text:style-name="P34">$ <text:span text:style-name="T57">sudo -i  <text:s text:c="2"/></text:span><text:s text:c="40"/><text:tab/> <text:tab/><text:tab/> <text:s/><text:tab/><text:tab/><text:tab/><text:tab/> <text:tab/><text:tab/><text:tab/><text:tab/><text:tab/><text:tab/> <text:s text:c="6"/><text:span text:style-name="T21">(</text:span><text:span text:style-name="T61">Super</text:span><text:span text:style-name="T21"> user😎️)</text:span></text:p>
      <text:p text:style-name="P35"><text:span text:style-name="T48">$</text:span><text:span text:style-name="T57"> </text:span><text:span text:style-name="T62">sudo -s</text:span><text:span text:style-name="T63"><text:tab/></text:span><text:span text:style-name="T51">&amp; <text:tab/></text:span><text:span text:style-name="T48">$</text:span><text:span text:style-name="T57"> </text:span><text:span text:style-name="T62">sudo --shell</text:span><text:span text:style-name="T57"> <text:s text:c="2"/></text:span><text:s text:c="40"/><text:tab/> <text:tab/><text:tab/> <text:s/><text:tab/><text:tab/> <text:s text:c="8"/><text:span text:style-name="T21">(Super user😎️ </text:span><text:span text:style-name="T61">+ without changing the env</text:span><text:span text:style-name="T21">)</text:span></text:p>
      <text:p text:style-name="P2">___________________________________________________________________________________________<text:span text:style-name="T10">__________________</text:span></text:p>
      <text:p text:style-name="P36"><text:span text:style-name="T48">$</text:span> <text:span text:style-name="T57">rm</text:span> <text:span text:style-name="T21">path</text:span><text:span text:style-name="T64">1</text:span><text:span text:style-name="T21">/file1 path</text:span><text:span text:style-name="T64">2</text:span><text:span text:style-name="T21">/file2 <text:tab/><text:tab/><text:tab/><text:tab/><text:tab/><text:tab/><text:tab/><text:tab/> <text:s/><text:tab/><text:tab/><text:tab/><text:tab/><text:tab/><text:tab/> <text:s text:c="4"/></text:span><text:span text:style-name="T13">(</text:span><text:span text:style-name="T21">Remove specific files</text:span><text:span text:style-name="T13">)</text:span></text:p>
      <text:p text:style-name="P36"><text:span text:style-name="T48">$</text:span> <text:span text:style-name="T57">rmdir</text:span><text:tab/><text:tab/><text:tab/><text:tab/><text:tab/><text:tab/><text:tab/><text:tab/><text:tab/><text:tab/><text:tab/><text:tab/> <text:s/><text:tab/><text:tab/><text:tab/><text:tab/> <text:s text:c="3"/><text:span text:style-name="T13">(</text:span><text:span text:style-name="T21">Remove specific directories</text:span><text:span text:style-name="T13">)</text:span></text:p>
      <text:p text:style-name="P37">rm -rf */</text:p>
      <text:p text:style-name="P3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37"/>
      <text:p text:style-name="P36"><text:span text:style-name="T48">$</text:span> <text:span text:style-name="T57">rm -r</text:span> <text:span text:style-name="T64">folder <text:s text:c="3"/></text:span></text:p>
      <text:p text:style-name="P39"><text:tab/>or <text:s text:c="4"/></text:p>
      <text:p text:style-name="P36"><text:span text:style-name="T48">$</text:span><text:span text:style-name="T65"> </text:span><text:span text:style-name="T66">rm --recursive</text:span><text:span text:style-name="T65"> </text:span><text:span text:style-name="T64">folde</text:span><text:span text:style-name="T1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0">Flag</text:p>
            </table:table-cell>
            <table:table-cell table:style-name="Table1.A1" office:value-type="string">
              <text:p text:style-name="P40">Meaning</text:p>
            </table:table-cell>
            <table:table-cell table:style-name="Table1.A1" office:value-type="string">
              <text:p text:style-name="P4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7">-r</text:span></text:span></text:p>
          </table:table-cell>
          <table:table-cell table:style-name="Table1.A1" office:value-type="string">
            <text:p text:style-name="P41">recursive (delete directories)</text:p>
          </table:table-cell>
          <table:table-cell table:style-name="Table1.A1" office:value-type="string">
            <text:p text:style-name="P42"><text:span text:style-name="Source_20_Text"><text:span text:style-name="T68">$ </text:span></text:span><text:span text:style-name="Source_20_Text"><text:span text:style-name="T69">rm -r</text:span></text:span><text:span text:style-name="Source_20_Text"><text:span text:style-name="T67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7">-f</text:span></text:span></text:p>
          </table:table-cell>
          <table:table-cell table:style-name="Table1.A1" office:value-type="string">
            <text:p text:style-name="P41">force (no confirmation, ignore errors)</text:p>
          </table:table-cell>
          <table:table-cell table:style-name="Table1.A1" office:value-type="string">
            <text:p text:style-name="P42"><text:span text:style-name="Source_20_Text"><text:span text:style-name="T68">$ </text:span></text:span><text:span text:style-name="Source_20_Text"><text:span text:style-name="T69">rm -rf</text:span></text:span><text:span text:style-name="Source_20_Text"><text:span text:style-name="T67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7">-i</text:span></text:span></text:p>
          </table:table-cell>
          <table:table-cell table:style-name="Table1.A1" office:value-type="string">
            <text:p text:style-name="P41">interactive (ask before deleting each file)</text:p>
          </table:table-cell>
          <table:table-cell table:style-name="Table1.A1" office:value-type="string">
            <text:p text:style-name="P42"><text:span text:style-name="Source_20_Text"><text:span text:style-name="T68">$ </text:span></text:span><text:span text:style-name="Source_20_Text"><text:span text:style-name="T69">rm -ri</text:span></text:span><text:span text:style-name="Source_20_Text"><text:span text:style-name="T67"> folder</text:span></text:span></text:p>
          </table:table-cell>
        </table:table-row>
      </table:table>
      <text:p text:style-name="P43"/>
      <text:p text:style-name="P44"><text:span text:style-name="Source_20_Text"><text:span text:style-name="T70">$</text:span></text:span><text:span text:style-name="Source_20_Text"><text:span text:style-name="T71"> </text:span></text:span><text:span text:style-name="Source_20_Text"><text:span text:style-name="T72">rm -ri</text:span></text:span><text:span text:style-name="Source_20_Text"><text:span text:style-name="T67"> </text:span></text:span><text:span text:style-name="Source_20_Text"><text:span text:style-name="T73">folder</text:span></text:span><text:span text:style-name="Source_20_Text"><text:span text:style-name="T74">2 <text:s text:c="3"/><text:tab/><text:tab/><text:tab/><text:tab/><text:tab/><text:tab/><text:tab/><text:tab/> <text:tab/></text:span></text:span><text:span text:style-name="Source_20_Text"><text:span text:style-name="T28">(</text:span></text:span><text:span text:style-name="Source_20_Text"><text:span text:style-name="T75">✅ </text:span></text:span><text:span text:style-name="Source_20_Text"><text:span text:style-name="T76">Safe Deletion</text:span></text:span><text:span text:style-name="Source_20_Text"><text:span text:style-name="T74">)</text:span></text:span></text:p>
      <text:p text:style-name="P45">It will ask:</text:p>
      <text:p text:style-name="P46"><text:span text:style-name="Source_20_Text"><text:span text:style-name="T73">rm: descend into directory 'folder</text:span></text:span><text:span text:style-name="Source_20_Text"><text:span text:style-name="T74">2</text:span></text:span><text:span text:style-name="Source_20_Text"><text:span text:style-name="T73">'? y</text:span></text:span></text:p>
      <text:p text:style-name="P47"><text:span text:style-name="Source_20_Text"><text:span text:style-name="T73">rm: remove regular file 'folder</text:span></text:span><text:span text:style-name="Source_20_Text"><text:span text:style-name="T74">2</text:span></text:span><text:span text:style-name="Source_20_Text"><text:span text:style-name="T73">/file1'? y</text:span></text:span></text:p>
      <text:p text:style-name="P48"><text:span text:style-name="Source_20_Text"><text:span text:style-name="T70">$</text:span></text:span><text:span text:style-name="Source_20_Text"><text:span text:style-name="T67"> sudo rm -rf / </text:span></text:span><text:span text:style-name="Source_20_Text"><text:span text:style-name="T73"><text:s/><text:tab/><text:tab/><text:tab/><text:tab/><text:tab/><text:tab/><text:tab/><text:tab/><text:tab/>(</text:span></text:span><text:span text:style-name="Source_20_Text"><text:span text:style-name="T77">⚠️ Danger Zone </text:span></text:span><text:span text:style-name="Source_20_Text"><text:span text:style-name="T78">&amp;&amp; <text:s/></text:span></text:span><text:span text:style-name="T77">💀 </text:span><text:span text:style-name="Strong_20_Emphasis"><text:span text:style-name="T77">NEVER run this</text:span></text:span><text:span text:style-name="Strong_20_Emphasis"><text:span text:style-name="T73">) </text:span></text:span><text:span text:style-name="T67"><text:line-break/> </text:span><text:span text:style-name="T73">It will recursively and forcefully delete everything from the root directory — basically wiping your OS.<text:line-break/></text:span></text:p>
      <text:p text:style-name="P49">___________________________________________________________________________________________<text:span text:style-name="T10">__________________</text:span></text:p>
      <text:p text:style-name="P50"><text:span text:style-name="T79">$</text:span><text:span text:style-name="T80"> </text:span><text:span text:style-name="T81">history</text:span><text:span text:style-name="T80"> </text:span><text:span text:style-name="T82"><text:tab/><text:tab/></text:span><text:span text:style-name="T83">&amp; <text:tab/><text:tab/></text:span><text:span text:style-name="T79">$</text:span><text:span text:style-name="T84"> </text:span><text:span text:style-name="T81">history -10</text:span></text:p>
      <text:p text:style-name="P50"><text:span text:style-name="T79">$</text:span><text:span text:style-name="T80"> </text:span><text:span text:style-name="T34">cat ~/.bash_history<text:tab/><text:tab/><text:tab/><text:tab/><text:tab/><text:tab/></text:span><text:span text:style-name="T85">(bash_history = folder that store the list of commands you’ve typed in the terminal </text:span><text:span text:style-name="Source_20_Text"><text:span text:style-name="T86">)</text:span></text:span></text:p>
      <text:p text:style-name="P49">___________________________________________________________________________________________<text:span text:style-name="T10">__________________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>___________________________________________________________________________________________<text:span text:style-name="T10">__________________</text:span></text:p>
      <text:p text:style-name="P49"/>
      <text:p text:style-name="P49"/>
      <text:p text:style-name="P49">___________________________________________________________________________________________<text:span text:style-name="T10">__________________</text:span></text:p>
      <text:p text:style-name="P49"/>
      <text:p text:style-name="P49"/>
      <text:p text:style-name="P49">___________________________________________________________________________________________<text:span text:style-name="T10">__________________</text:span></text:p>
      <text:p text:style-name="P49"/>
      <text:p text:style-name="P49"/>
      <text:p text:style-name="P49"/>
      <text:p text:style-name="P49">___________________________________________________________________________________________<text:span text:style-name="T10">__________________</text:span></text:p>
      <text:p text:style-name="P49"/>
      <text:p text:style-name="P49"/>
      <text:p text:style-name="P49">___________________________________________________________________________________________<text:span text:style-name="T10">__________________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48"><text:span text:style-name="T73"><text:line-break/></text:span><text:span text:style-name="T87">___________________________________________________________________________________________</text:span><text:span text:style-name="T88">__________________</text:span></text:p>
      <text:p text:style-name="P52"><text:span text:style-name="T48">$</text:span> <text:span text:style-name="T57">mkdir</text:span> <text:span text:style-name="T21">folder</text:span><text:span text:style-name="T89">_</text:span><text:span text:style-name="T21">name<text:tab/></text:span></text:p>
      <text:p text:style-name="P52">$ <text:span text:style-name="T57">mkdir</text:span> <text:span text:style-name="T21">path/to/</text:span><text:span text:style-name="T90">folder_name</text:span><text:span text:style-name="T21">{</text:span><text:span text:style-name="T90">1</text:span><text:span text:style-name="T21">..10}</text:span><text:tab/><text:tab/><text:tab/><text:tab/><text:tab/><text:tab/><text:tab/> <text:s text:c="5"/><text:span text:style-name="T91">(</text:span><text:span text:style-name="T21">Create multiple </text:span><text:span text:style-name="T92">folder</text:span><text:span text:style-name="T21"> with an increasing number</text:span><text:span text:style-name="T90">)</text:span><text:span text:style-name="T21"><text:tab/></text:span></text:p>
      <text:p text:style-name="P53"><text:span text:style-name="T93">$</text:span> <text:span text:style-name="T57">touch path/to/file{1..10}</text:span><text:tab/><text:tab/><text:tab/><text:tab/><text:tab/><text:tab/><text:tab/><text:tab/><text:tab/><text:tab/><text:span text:style-name="T94">(</text:span><text:span text:style-name="T95">Create multiple files with an increasing number</text:span><text:span text:style-name="T96">)</text:span></text:p>
      <text:p text:style-name="P54"><text:span text:style-name="T48">$</text:span> <text:span text:style-name="T57">touch</text:span> <text:span text:style-name="T21">1.txt</text:span></text:p>
      <text:p text:style-name="P2">___________________________________________________________________________________________<text:span text:style-name="T10">__________________</text:span></text:p>
      <text:p text:style-name="P55"><text:span text:style-name="T97">$</text:span> stat <text:span text:style-name="T21">File_Fodler_name <text:s text:c="2"/><text:tab/><text:tab/><text:tab/><text:tab/><text:tab/><text:tab/><text:tab/><text:tab/><text:tab/><text:tab/><text:tab/><text:tab/> <text:s text:c="6"/></text:span><text:span text:style-name="T98">(Display file/folder information)</text:span></text:p>
      <text:p text:style-name="P56"><text:span text:style-name="T99">$</text:span> uptime<text:tab/><text:tab/><text:tab/><text:tab/><text:tab/><text:tab/><text:tab/><text:tab/><text:tab/><text:tab/><text:tab/><text:tab/><text:tab/> <text:s text:c="8"/><text:span text:style-name="T100">(Tell how long the system has been running)</text:span></text:p>
      <text:p text:style-name="P57"/>
      <text:p text:style-name="P56"><text:span text:style-name="T99">$</text:span> nautilus  <text:span text:style-name="T21">path/path/path</text:span></text:p>
      <text:p text:style-name="P58"><text:span text:style-name="T99">$</text:span> nautilus  <text:span text:style-name="T21">.</text:span></text:p>
      <text:p text:style-name="P59"/>
      <text:p text:style-name="P56"><text:span text:style-name="T99">$</text:span> whoami</text:p>
      <text:p text:style-name="P56"><text:span text:style-name="T99">$</text:span> exit</text:p>
      <text:p text:style-name="P56"><text:span text:style-name="T99">$</text:span> grep -r "<text:span text:style-name="T21">word_find</text:span>"  <text:span text:style-name="T21">folder/<text:tab/><text:tab/><text:tab/><text:tab/></text:span><text:span text:style-name="T101">*******************************</text:span></text:p>
      <text:p text:style-name="P60"><text:span text:style-name="T102">$</text:span><text:span text:style-name="T103"> npm install –legacy-peer-deps</text:span></text:p>
      <text:p text:style-name="P61">$ <text:span text:style-name="T104">command1</text:span><text:span text:style-name="T32"> | </text:span><text:span text:style-name="T104">command2</text:span><text:span text:style-name="T32"> | </text:span><text:span text:style-name="T104">command3</text:span><text:span text:style-name="T48"> <text:s/></text:span><text:span text:style-name="T105"><text:tab/><text:tab/><text:tab/></text:span><text:span text:style-name="T95">vs<text:tab/><text:tab/><text:tab/></text:span>$ <text:span text:style-name="T32">command1</text:span></text:p>
      <text:p text:style-name="P62"><text:span text:style-name="T97"><text:tab/><text:tab/><text:tab/><text:tab/><text:tab/><text:tab/><text:tab/><text:tab/><text:tab/><text:tab/><text:tab/><text:tab/><text:tab/>$ </text:span>command<text:span text:style-name="T106">2</text:span></text:p>
      <text:p text:style-name="P62"><text:span text:style-name="T107"><text:tab/><text:tab/><text:tab/><text:tab/><text:tab/><text:tab/><text:tab/><text:tab/><text:tab/><text:tab/><text:tab/><text:tab/><text:tab/>$ </text:span><text:span text:style-name="T108">command3</text:span><text:span text:style-name="T109"> </text:span></text:p>
      <text:p text:style-name="P63"/>
      <text:p text:style-name="P63"/>
      <text:p text:style-name="P64"><text:span text:style-name="Strong_20_Emphasis"><text:span text:style-name="T67">Run command 2 if command 1 succeeds</text:span></text:span><text:span text:style-name="T67">:</text:span></text:p>
      <text:p text:style-name="P65"><text:span text:style-name="Source_20_Text"><text:span text:style-name="T67">command1 &amp;&amp; command2</text:span></text:span></text:p>
      <text:list text:style-name="L2">
        <text:list-item>
          <text:p text:style-name="P66"><text:span text:style-name="Strong_20_Emphasis"><text:span text:style-name="T67">Run command 2 if command 1 fails</text:span></text:span><text:span text:style-name="T67">:</text:span></text:p>
        </text:list-item>
      </text:list>
      <text:p text:style-name="P65"><text:span text:style-name="Source_20_Text"><text:span text:style-name="T67">command1 || command2</text:span></text:span></text:p>
      <text:list text:style-name="L3">
        <text:list-item>
          <text:p text:style-name="P67"><text:span text:style-name="Strong_20_Emphasis"><text:span text:style-name="T67">Run both commands sequentially, no matter the result of command 1</text:span></text:span><text:span text:style-name="T67">:</text:span></text:p>
        </text:list-item>
      </text:list>
      <text:p text:style-name="P68"><text:span text:style-name="Source_20_Text"><text:span text:style-name="T67">command1; command2</text:span></text:span></text:p>
      <text:p text:style-name="P69"/>
      <text:p text:style-name="P63"/>
      <text:p text:style-name="P63"/>
      <text:p text:style-name="P64"><text:span text:style-name="T67">The pipe (</text:span><text:span text:style-name="Source_20_Text"><text:span text:style-name="T67">|</text:span></text:span><text:span text:style-name="T67">) is used to pass the output of one command directly as input to another, enabling the combination of simple commands for more complex tasks.</text:span></text:p>
      <text:list text:style-name="L4">
        <text:list-item>
          <text:p text:style-name="P70">You can use it for filtering, transforming, sorting, and processing data in real-time.</text:p>
        </text:list-item>
      </text:list>
      <text:p text:style-name="P63"/>
      <text:p text:style-name="P71"><text:span text:style-name="T102">$</text:span><text:span text:style-name="T103"> </text:span><text:span text:style-name="T110">tldr command (eg. tldr tldr or tlder man)</text:span></text:p>
      <text:p text:style-name="P71"><text:span text:style-name="T99">$</text:span> man command</text:p>
      <text:p text:style-name="P71"><text:span text:style-name="T102">$</text:span><text:span text:style-name="T103"> </text:span><text:span text:style-name="T111">cat</text:span></text:p>
      <text:p text:style-name="P72"><text:span text:style-name="T99">$</text:span> <text:span text:style-name="T112">wget</text:span></text:p>
      <text:p text:style-name="P73">$<text:span text:style-name="T32"> </text:span><text:span text:style-name="T113">cp</text:span></text:p>
      <text:p text:style-name="P74"><text:span text:style-name="T97">$</text:span> <text:span text:style-name="T114">mv</text:span></text:p>
      <text:p text:style-name="P74"><text:span text:style-name="T102">$</text:span><text:span text:style-name="T103"> </text:span><text:span text:style-name="T115">find</text:span></text:p>
      <text:p text:style-name="P75"><text:span text:style-name="T116">$</text:span><text:span text:style-name="T117"> </text:span><text:span text:style-name="T118">chmod</text:span></text:p>
      <text:p text:style-name="P74"><text:span text:style-name="T102">$</text:span><text:span text:style-name="T103"> </text:span><text:span text:style-name="T119">nano</text:span></text:p>
      <text:p text:style-name="P76">$<text:span text:style-name="T32"> </text:span><text:span text:style-name="T120">nautilus</text:span></text:p>
      <text:p text:style-name="P77"><text:span text:style-name="T21"/></text:p>
      <text:p text:style-name="P78"><text:span text:style-name="T116">$</text:span><text:span text:style-name="T117"> </text:span><text:span text:style-name="T121">wc -l</text:span></text:p>
      <text:p text:style-name="P78"><text:span text:style-name="T122"/></text:p>
      <text:p text:style-name="P79"><text:span text:style-name="T102">$</text:span><text:span text:style-name="T103"> </text:span><text:span text:style-name="T119">n</text:span></text:p>
      <text:p text:style-name="P79"><text:span text:style-name="T99">$</text:span> n</text:p>
      <text:p text:style-name="P79"/>
      <text:p text:style-name="P80"/>
      <text:p text:style-name="P80"/>
      <text:p text:style-name="P81"><text:span text:style-name="Source_20_Text"><text:span text:style-name="T123">/tmp</text:span></text:span><text:span text:style-name="T123"> is a </text:span><text:span text:style-name="Strong_20_Emphasis"><text:span text:style-name="T123">temporary directory</text:span></text:span><text:span text:style-name="T123"> in Linux.</text:span></text:p>
      <text:list text:style-name="L5">
        <text:list-item>
          <text:p text:style-name="P82"><text:span text:style-name="T123">It stores files that are deleted </text:span><text:span text:style-name="Strong_20_Emphasis"><text:span text:style-name="T123">automatically after reboot</text:span></text:span><text:span text:style-name="T123"> or sometimes after a few days.</text:span></text:p>
        </text:list-item>
      </text:list>
      <text:p text:style-name="P80"/>
      <text:p text:style-name="P80"/>
      <text:p text:style-name="P83"><text:span text:style-name="Source_20_Text"><text:span text:style-name="T123">/tmp</text:span></text:span><text:span text:style-name="T123"> means: the folder named </text:span><text:span text:style-name="Strong_20_Emphasis"><text:span text:style-name="T123">tmp</text:span></text:span><text:span text:style-name="T123"> inside root (</text:span><text:span text:style-name="Source_20_Text"><text:span text:style-name="T123">/</text:span></text:span><text:span text:style-name="T123">)</text:span></text:p>
      <text:list text:style-name="L6">
        <text:list-item>
          <text:p text:style-name="P84"><text:span text:style-name="Source_20_Text"><text:span text:style-name="T123">tmp/</text:span></text:span><text:span text:style-name="T123"> means: a folder named </text:span><text:span text:style-name="Strong_20_Emphasis"><text:span text:style-name="T123">tmp</text:span></text:span><text:span text:style-name="T123"> inside your </text:span><text:span text:style-name="Strong_20_Emphasis"><text:span text:style-name="T123">current directory</text:span></text:span><text:span text:style-name="T123"><text:line-break/></text:span></text:p>
        </text:list-item>
      </text:list>
      <text:p text:style-name="P85"/>
      <text:p text:style-name="P81"><text:span text:style-name="Source_20_Text"><text:span text:style-name="T123">/opt</text:span></text:span><text:span text:style-name="T123"> = </text:span><text:span text:style-name="Strong_20_Emphasis"><text:span text:style-name="T123">optional application software</text:span></text:span><text:span text:style-name="T123"><text:line-break/>It is part of official Linux Filesystem Hierarchy Standard (FHS).</text:span></text:p>
      <text:h text:style-name="P86" text:outline-level="3">✔ Meaning:</text:h>
      <text:p text:style-name="P87"><text:span text:style-name="Source_20_Text"><text:span text:style-name="T123">opt</text:span></text:span><text:span text:style-name="T123"> = </text:span><text:span text:style-name="Strong_20_Emphasis"><text:span text:style-name="T123">optional</text:span></text:span><text:span text:style-name="T123"><text:line-break/>This folder is used for applications that </text:span><text:span text:style-name="Strong_20_Emphasis"><text:span text:style-name="T123">are not part of the OS</text:span></text:span><text:span text:style-name="T123"> — custom software, third-party tools, your own scripts, etc.</text:span></text:p>
      <text:h text:style-name="P88" text:outline-level="3"><text:span text:style-name="T123">✔ Why use </text:span><text:span text:style-name="Source_20_Text"><text:span text:style-name="T123">/opt</text:span></text:span><text:span text:style-name="T123">?</text:span></text:h>
      <text:p text:style-name="P45">Because it is:</text:p>
      <text:list text:style-name="L7">
        <text:list-item>
          <text:p text:style-name="P89"><text:span text:style-name="Strong_20_Emphasis"><text:span text:style-name="T123">Persistent</text:span></text:span><text:span text:style-name="T123"> (does NOT delete on reboot)</text:span></text:p>
        </text:list-item>
        <text:list-item>
          <text:p text:style-name="P89"><text:span text:style-name="Strong_20_Emphasis"><text:span text:style-name="T123">Clean</text:span></text:span><text:span text:style-name="T123"> (keeps your custom apps separate from system files)</text:span></text:p>
        </text:list-item>
        <text:list-item>
          <text:p text:style-name="P89"><text:span text:style-name="Strong_20_Emphasis"><text:span text:style-name="T123">Standard</text:span></text:span><text:span text:style-name="T123"> across Ubuntu/Kali/other Linux distros</text:span></text:p>
        </text:list-item>
        <text:list-item>
          <text:p text:style-name="P89"><text:span text:style-name="T123">Good for </text:span><text:span text:style-name="Strong_20_Emphasis"><text:span text:style-name="T123">manual installations</text:span></text:span><text:span text:style-name="T123"> (vs </text:span><text:span text:style-name="Source_20_Text"><text:span text:style-name="T123">/usr/bin</text:span></text:span><text:span text:style-name="T123"> which is for package-managed software)</text:span></text:p>
        </text:list-item>
      </text:list>
      <text:h text:style-name="P86" text:outline-level="3">✔ Example:</text:h>
      <text:list text:style-name="L8">
        <text:list-item>
          <text:p text:style-name="P90"><text:span text:style-name="T123">Google Chrome installs in </text:span><text:span text:style-name="Source_20_Text"><text:span text:style-name="T123">/opt/google/</text:span></text:span></text:p>
        </text:list-item>
        <text:list-item>
          <text:p text:style-name="P90"><text:span text:style-name="T123">Android Studio installs in </text:span><text:span text:style-name="Source_20_Text"><text:span text:style-name="T123">/opt/android-studio/</text:span></text:span></text:p>
        </text:list-item>
        <text:list-item>
          <text:p text:style-name="P90"><text:span text:style-name="T123">You can keep your custom tools in </text:span><text:span text:style-name="Source_20_Text"><text:span text:style-name="T123">/opt/mytools/</text:span></text:span></text:p>
        </text:list-item>
      </text:list>
      <text:p text:style-name="P80"/>
      <text:p text:style-name="P80"/>
      <text:p text:style-name="P80"/>
      <text:p text:style-name="P91"><text:span text:style-name="T124">$</text:span><text:span text:style-name="T37"> </text:span><text:span text:style-name="T117">nvm ls</text:span><text:span text:style-name="T125">    </text:span><text:span text:style-name="T37">         </text:span></text:p>
      <text:p text:style-name="P92">Find out which versions of Node.js you may have installed and which one of those you're currently using:</text:p>
      <text:p text:style-name="P92">$ nvm use 20.17.0</text:p>
      <text:p text:style-name="P93"/>
      <text:p text:style-name="P92"># used to broadcast important notifications or announcements to all users currently logged into the system.</text:p>
      <text:p text:style-name="P94">$ wall "we will be going down for maintenance for one hour sharply at 03:30 pm"</text:p>
      <text:p text:style-name="P93"/>
      <text:p text:style-name="P92">#combines the functionality of both the ‘uptime‘ and ‘who‘ commands,</text:p>
      <text:p text:style-name="P94"># w</text:p>
      <text:p text:style-name="P93"/>
      <text:p text:style-name="P94">___________________________Rearly Used_______________________________________</text:p>
      <text:p text:style-name="P93"/>
      <text:p text:style-name="P91"><text:soft-page-break/><text:span text:style-name="T126">$ nslookup google.com                                                </text:span><text:span text:style-name="T37">          </text:span><text:span text:style-name="T19"># Find the IP Address of a Website</text:span></text:p>
      <text:p text:style-name="P93"/>
      <text:p text:style-name="P94">_________________________ Ubuntu software related ________________________________</text:p>
      <text:p text:style-name="P91"><text:span text:style-name="T126">$ sudo swapoff -a                                                                                            </text:span><text:span text:style-name="T19"># swap memory off</text:span></text:p>
      <text:p text:style-name="P93"/>
      <text:p text:style-name="P95">___________________________________________________________________________________________<text:span text:style-name="T10">__________________</text:span></text:p>
      <text:p text:style-name="P96"><text:span text:style-name="T127">$</text:span><text:span text:style-name="T128"> </text:span>sudo apt update <text:s/><text:tab/><text:tab/><text:tab/></text:p>
      <text:p text:style-name="P96"><text:span text:style-name="T124">$ </text:span>sudo apt install -y python3-pip git</text:p>
      <text:p text:style-name="P96"><text:span text:style-name="T124">$ </text:span>sudo pip3 install pyudev git+https://github.com/crypto-universe/py_sg –break-system-packages</text:p>
      <text:p text:style-name="P96">----------------------------------------------------------------------------------------------------------------------------------------------------</text:p>
      <text:p text:style-name="P96"><text:span text:style-name="T124">$ </text:span>lsblk <text:s text:c="2"/><text:tab/><text:tab/><text:tab/><text:tab/><text:tab/><text:tab/><text:tab/><text:tab/><text:tab/><text:tab/><text:tab/> <text:s text:c="11"/><text:span text:style-name="T128">(</text:span>List connected drives to find your device (e.g., /dev/sdx)<text:span text:style-name="T128">)</text:span></text:p>
      <text:p text:style-name="P96"><text:span text:style-name="T124">$ </text:span>cd /tmp<text:tab/><text:tab/><text:tab/><text:tab/><text:tab/><text:tab/><text:tab/><text:tab/><text:tab/><text:tab/><text:tab/><text:tab/> <text:s text:c="6"/><text:span text:style-name="T128">(</text:span>Go to temporary folder <text:s/>→ <text:span text:style-name="T128">will vanish when rebooted)</text:span></text:p>
      <text:p text:style-name="P96"><text:span text:style-name="T124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128">(</text:span>Download WD Passport unlock script<text:span text:style-name="T128">)</text:span></text:p>
      <text:p text:style-name="P96"><text:span text:style-name="T124">$ </text:span>chmod +x wdpassport-utils.py<text:tab/><text:tab/><text:tab/><text:tab/><text:tab/><text:tab/><text:tab/><text:tab/><text:tab/><text:tab/><text:tab/><text:tab/> <text:s text:c="7"/><text:tab/> <text:s text:c="8"/><text:span text:style-name="T128">(</text:span>Make script executable<text:span text:style-name="T128">)</text:span></text:p>
      <text:p text:style-name="P96"><text:span text:style-name="T124">$ </text:span>sudo python3 /tmp/wdpassport-utils.py -u -d /dev/sdx*<text:tab/><text:span text:style-name="T128">(</text:span>Unlock your WD Passport drive (replace sdx* with actual device)<text:span text:style-name="T128">)</text:span></text:p>
      <text:p text:style-name="P97"/>
      <text:p text:style-name="P97">Flags used:</text:p>
      <text:list text:style-name="L9">
        <text:list-item>
          <text:p text:style-name="P98"><text:span text:style-name="Source_20_Text"><text:span text:style-name="T69">-u</text:span></text:span><text:span text:style-name="T67"> → unlock the drive</text:span></text:p>
        </text:list-item>
        <text:list-item>
          <text:p text:style-name="P98"><text:span text:style-name="Source_20_Text"><text:span text:style-name="T69">-d </text:span></text:span><text:span text:style-name="Source_20_Text"><text:span text:style-name="T67">/dev/sdx*</text:span></text:span><text:span text:style-name="T67"> → specify the device path of your WD Passport drive</text:span></text:p>
        </text:list-item>
      </text:list>
      <text:p text:style-name="P99">___________________________________________________________________________________________<text:span text:style-name="T10">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9T00:11:59.809696231</dc:date>
    <meta:editing-duration>PT19H29M48S</meta:editing-duration>
    <meta:editing-cycles>31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159" meta:word-count="1021" meta:character-count="8688" meta:non-whitespace-character-count="6773"/>
  </office:meta>
</office:document-meta>
</file>